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14pt" style:font-size-asian="14pt" style:font-size-complex="14pt"/>
    </style:style>
    <style:style style:name="P2" style:parent-style-name="Normal" style:family="paragraph">
      <style:text-properties fo:font-size="14pt" style:font-size-asian="14pt" style:font-size-complex="14pt"/>
    </style:style>
    <style:style style:name="P3" style:parent-style-name="Normal" style:family="paragraph">
      <style:text-properties fo:font-size="14pt" style:font-size-asian="14pt" style:font-size-complex="14pt"/>
    </style:style>
    <style:style style:name="P4" style:parent-style-name="Normal" style:family="paragraph">
      <style:text-properties fo:font-size="14pt" style:font-size-asian="14pt" style:font-size-complex="14pt"/>
    </style:style>
    <style:style style:name="P5" style:parent-style-name="Normal" style:family="paragraph">
      <style:text-properties fo:font-size="14pt" style:font-size-asian="14pt" style:font-size-complex="14pt"/>
    </style:style>
    <style:style style:name="P6" style:parent-style-name="Normal" style:family="paragraph">
      <style:text-properties fo:font-size="14pt" style:font-size-asian="14pt" style:font-size-complex="14pt"/>
    </style:style>
    <style:style style:name="P7" style:parent-style-name="Normal" style:family="paragraph">
      <style:text-properties fo:font-size="14pt" style:font-size-asian="14pt" style:font-size-complex="14pt"/>
    </style:style>
    <style:style style:name="P8" style:parent-style-name="Normal" style:family="paragraph">
      <style:text-properties fo:font-size="14pt" style:font-size-asian="14pt" style:font-size-complex="14pt"/>
    </style:style>
    <style:style style:name="P9" style:parent-style-name="Normal" style:family="paragraph">
      <style:text-properties fo:font-size="14pt" style:font-size-asian="14pt" style:font-size-complex="14pt"/>
    </style:style>
  </office:automatic-styles>
  <office:body>
    <office:text text:use-soft-page-breaks="true">
      <text:p text:style-name="P1"/>
      <text:p text:style-name="P2">Subject<text:s/>--<text:s/>Inquiry About Summer Internship Opportunities</text:p>
      <text:p text:style-name="P3"/>
      <text:p text:style-name="P4">Dear Internship Coordinator,</text:p>
      <text:p text:style-name="P5">I hope this message finds you well. My name is<text:s/>Hitansh, and I am a first-year B.Tech student at VIT Bhopal University. I am writing to express my interest in potential summer internship opportunities at your organization.</text:p>
      <text:p text:style-name="P6">I am eager to gain practical experience and learn more about the industry. I would be grateful if you could share information about available internship programs and the application process.</text:p>
      <text:p text:style-name="P7">Thank you for your time and consideration.</text:p>
      <text:p text:style-name="P8">Sincerely,<text:line-break/>Hitansh<text:line-break/>B.Tech Student<text:line-break/>VIT Bhopal University</text:p>
      <text:p text:style-name="P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Hitansh Sharma</meta:initial-creator>
    <dc:creator>Hitansh Sharma</dc:creator>
    <meta:creation-date>2026-03-30T16:25:00Z</meta:creation-date>
    <dc:date>2026-03-30T16:30:00Z</dc:date>
    <meta:template xlink:href="Normal.dotm" xlink:type="simple"/>
    <meta:editing-cycles>2</meta:editing-cycles>
    <meta:editing-duration>PT300S</meta:editing-duration>
    <meta:document-statistic meta:page-count="1" meta:paragraph-count="1" meta:word-count="89" meta:character-count="600" meta:row-count="4" meta:non-whitespace-character-count="512"/>
  </office:meta>
</office:document-meta>
</file>